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>
      <style:table-cell-properties fo:background-color="transparent"/>
    </style:style>
    <style:style style:name="ce2" style:family="table-cell" style:parent-style-name="Default" style:data-style-name="N5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00">
      <style:text-properties fo:font-weight="bold" style:font-weight-asian="bold" style:font-weight-complex="bold"/>
    </style:style>
    <style:style style:name="ce4" style:family="table-cell" style:parent-style-name="Default" style:data-style-name="N5000"/>
    <style:style style:name="ce5" style:family="table-cell" style:parent-style-name="Default" style:data-style-name="N500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5000">
      <style:table-cell-properties fo:background-color="transparent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000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number-columns-repeated="1014" table:default-cell-style-name="ce4"/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1">
          <table:table-cell table:style-name="ce3" office:value-type="string">
            <text:p>beforeSplit</text:p>
          </table:table-cell>
          <table:table-cell table:number-columns-repeated="4"/>
          <table:table-cell table:style-name="ce10"/>
          <table:table-cell table:number-columns-repeated="4"/>
          <table:table-cell table:style-name="ce1" table:number-columns-repeated="1014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]/[.E6]" office:value-type="float" office:value="0.0588235294117647">
            <text:p>0.0588235294</text:p>
          </table:table-cell>
          <table:table-cell table:formula="of:=ROUND(([.D6]*[.G6])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ROUND(([.H6]+[.I6]);3)" office:value-type="float" office:value="4.882">
            <text:p>4.882</text:p>
          </table:table-cell>
          <table:table-cell table:style-name="ce1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7]-[.B7]-[.C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]/[.E7]" office:value-type="float" office:value="0.941176470588235">
            <text:p>0.9411764706</text:p>
          </table:table-cell>
          <table:table-cell table:formula="of:=ROUND(([.D7]*[.G7]);3)" office:value-type="float" office:value="62.118">
            <text:p>62.118</text:p>
          </table:table-cell>
          <table:table-cell office:value-type="float" office:value="8">
            <text:p>8</text:p>
          </table:table-cell>
          <table:table-cell table:formula="of:=ROUND(([.H7]+[.I7]);3)" office:value-type="float" office:value="70.118">
            <text:p>70.118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3" office:value-type="string">
            <text:p>split off 20</text:p>
          </table:table-cell>
          <table:table-cell table:number-columns-repeated="4"/>
          <table:table-cell table:style-name="ce1" table:number-columns-repeated="1019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/>
          <table:table-cell table:style-name="ce1"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1]/[.B11]*[.A11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style-name="ce1"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2]/[.B12]*[.A12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SUM([.C11:.C12])" office:value-type="float" office:value="85">
            <text:p>85</text:p>
          </table:table-cell>
          <table:table-cell table:style-name="ce1" table:formula="of:=SUM([.D11:.D12])" office:value-type="float" office:value="66">
            <text:p>66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3" office:value-type="string">
            <text:p>split source</text:p>
          </table:table-cell>
          <table:table-cell table:number-columns-repeated="9"/>
          <table:table-cell table:style-name="ce1" table:number-columns-repeated="1014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17]+[.C17]+[.D17]+[.I19]" office:value-type="float" office:value="82.4705882352941">
            <text:p>82.47058823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7]/[.E17]" office:value-type="float" office:value="0.0769230769230769">
            <text:p>0.0769230769</text:p>
          </table:table-cell>
          <table:table-cell table:formula="of:=[.D17]*[.G17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7]+[.I17]" office:value-type="float" office:value="4.88235294117647">
            <text:p>4.8823529412</text:p>
          </table:table-cell>
          <table:table-cell table:style-name="ce1" table:number-columns-repeated="1014"/>
        </table:table-row>
        <table:table-row table:style-name="ro1">
          <table:table-cell table:formula="of:=[.B18]+[.C18]+[.D18]+[.I19]" office:value-type="float" office:value="82.4705882352941">
            <text:p>82.47058823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8]/[.E18]" office:value-type="float" office:value="0.923076923076923">
            <text:p>0.9230769231</text:p>
          </table:table-cell>
          <table:table-cell table:formula="of:=[.D18]*[.G18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8]+[.I18]" office:value-type="float" office:value="52.5882352941177">
            <text:p>52.5882352941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table:formula="of:=SUM([.F17:.F18])" office:value-type="float" office:value="65">
            <text:p>65</text:p>
          </table:table-cell>
          <table:table-cell/>
          <table:table-cell table:formula="of:=SUM([.H17:.H18])" office:value-type="float" office:value="50.4705882352941">
            <text:p>50.4705882353</text:p>
          </table:table-cell>
          <table:table-cell table:formula="of:=SUM([.I17:.I18])" office:value-type="float" office:value="7">
            <text:p>7</text:p>
          </table:table-cell>
          <table:table-cell table:formula="of:=SUM([.J17:.J18])" office:value-type="float" office:value="57.4705882352941">
            <text:p>57.4705882353</text:p>
          </table:table-cell>
          <table:table-cell table:style-name="ce1" table:number-columns-repeated="1014"/>
        </table:table-row>
        <table:table-row table:style-name="ro2">
          <table:table-cell table:style-name="ce3" office:value-type="string">
            <text:p>Join 10 back onto split source</text:p>
          </table:table-cell>
          <table:table-cell table:number-columns-repeated="9"/>
          <table:table-cell table:style-name="ce1" table:number-columns-repeated="1014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22]+[.C22]+[.D22]+[.I25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formula="of:=[.F22]/[.E22]" office:value-type="float" office:value="0.0666666666666667">
            <text:p>0.0666666667</text:p>
          </table:table-cell>
          <table:table-cell table:formula="of:=[.D22]*[.G22]" office:value-type="float" office:value="3.88233333333333">
            <text:p>3.8823333333</text:p>
          </table:table-cell>
          <table:table-cell office:value-type="float" office:value="1">
            <text:p>1</text:p>
          </table:table-cell>
          <table:table-cell table:formula="of:=[.H22]+[.I22]" office:value-type="float" office:value="4.88233333333333">
            <text:p>4.8823333333</text:p>
          </table:table-cell>
          <table:table-cell table:style-name="ce1" table:number-columns-repeated="1014"/>
        </table:table-row>
        <table:table-row table:style-name="ro1">
          <table:table-cell table:formula="of:=[.B23]+[.C23]+[.D23]+[.I25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F23]/[.E23]" office:value-type="float" office:value="0.133333333333333">
            <text:p>0.1333333333</text:p>
          </table:table-cell>
          <table:table-cell table:formula="of:=[.D23]*[.G23]" office:value-type="float" office:value="7.76466666666667">
            <text:p>7.7646666667</text:p>
          </table:table-cell>
          <table:table-cell office:value-type="float" office:value="1">
            <text:p>1</text:p>
          </table:table-cell>
          <table:table-cell table:formula="of:=[.H23]+[.I23]" office:value-type="float" office:value="8.76466666666667">
            <text:p>8.7646666667</text:p>
          </table:table-cell>
          <table:table-cell table:style-name="ce1" table:number-columns-repeated="1014"/>
        </table:table-row>
        <table:table-row table:style-name="ro1">
          <table:table-cell table:formula="of:=[.B24]+[.C24]+[.D24]+[.I25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F24]/[.E24]" office:value-type="float" office:value="0.8">
            <text:p>0.8</text:p>
          </table:table-cell>
          <table:table-cell table:formula="of:=[.D24]*[.G24]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[.H24]+[.I24]" office:value-type="float" office:value="52.588">
            <text:p>52.588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table:formula="of:=SUM([.F22:.F24])" office:value-type="float" office:value="75">
            <text:p>75</text:p>
          </table:table-cell>
          <table:table-cell table:formula="of:=SUM([.G22:.G24])" office:value-type="float" office:value="1">
            <text:p>1</text:p>
          </table:table-cell>
          <table:table-cell table:formula="of:=SUM([.H22:.H24])" office:value-type="float" office:value="58.235">
            <text:p>58.235</text:p>
          </table:table-cell>
          <table:table-cell table:formula="of:=SUM([.I22:.I24])" office:value-type="float" office:value="8">
            <text:p>8</text:p>
          </table:table-cell>
          <table:table-cell table:formula="of:=SUM([.J22:.J24])" office:value-type="float" office:value="66.235">
            <text:p>66.235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5" office:value-type="string">
            <text:p>Merge 2 from the other split source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29]+[.C29]+[.D29]+[.I32]" office:value-type="float" office:value="92.788">
            <text:p>92.78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22]*[.E29]/[.E22]);3)" office:value-type="float" office:value="59.788">
            <text:p>59.788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formula="of:=[.F29]/[.E29]" office:value-type="float" office:value="0.0909090909090909">
            <text:p>0.0909090909</text:p>
          </table:table-cell>
          <table:table-cell table:formula="of:=ROUND(([.D29]*[.G29]);3)" office:value-type="float" office:value="5.435">
            <text:p>5.435</text:p>
          </table:table-cell>
          <table:table-cell office:value-type="float" office:value="1">
            <text:p>1</text:p>
          </table:table-cell>
          <table:table-cell table:formula="of:=ROUND(([.H29]+[.I29]);3)" office:value-type="float" office:value="6.435">
            <text:p>6.435</text:p>
          </table:table-cell>
          <table:table-cell table:style-name="ce1" table:number-columns-repeated="1014"/>
        </table:table-row>
        <table:table-row table:style-name="ro1">
          <table:table-cell table:formula="of:=[.B30]+[.C30]+[.D30]+[.I32]" office:value-type="float" office:value="92.788">
            <text:p>92.78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23]*[.E30]/[.E23]);3)" office:value-type="float" office:value="59.788">
            <text:p>59.788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table:formula="of:=[.F30]/[.E30]" office:value-type="float" office:value="0.12987012987013">
            <text:p>0.1298701299</text:p>
          </table:table-cell>
          <table:table-cell table:formula="of:=ROUND(([.D30]*[.G30]);3)" office:value-type="float" office:value="7.765">
            <text:p>7.765</text:p>
          </table:table-cell>
          <table:table-cell office:value-type="float" office:value="1">
            <text:p>1</text:p>
          </table:table-cell>
          <table:table-cell table:formula="of:=ROUND(([.H30]+[.I30]);3)" office:value-type="float" office:value="8.765">
            <text:p>8.765</text:p>
          </table:table-cell>
          <table:table-cell table:style-name="ce1" table:number-columns-repeated="1014"/>
        </table:table-row>
        <table:table-row table:style-name="ro1">
          <table:table-cell table:formula="of:=[.B31]+[.C31]+[.D31]+[.I32]" office:value-type="float" office:value="92.788">
            <text:p>92.78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24]*[.E31]/[.E24]);3)" office:value-type="float" office:value="59.788">
            <text:p>59.788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table:formula="of:=[.F31]/[.E31]" office:value-type="float" office:value="0.779220779220779">
            <text:p>0.7792207792</text:p>
          </table:table-cell>
          <table:table-cell table:formula="of:=ROUND(([.D31]*[.G31]);3)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ROUND(([.H31]+[.I31]);3)" office:value-type="float" office:value="52.588">
            <text:p>52.588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5"/>
          <table:table-cell table:style-name="ce1" table:formula="of:=SUM([.F29:.F31])" office:value-type="float" office:value="77">
            <text:p>77</text:p>
          </table:table-cell>
          <table:table-cell table:style-name="ce1" table:formula="of:=SUM([.G29:.G31])" office:value-type="float" office:value="1">
            <text:p>1</text:p>
          </table:table-cell>
          <table:table-cell table:style-name="ce1" table:formula="of:=SUM([.H29:.H31])" office:value-type="float" office:value="59.788">
            <text:p>59.788</text:p>
          </table:table-cell>
          <table:table-cell table:style-name="ce1" table:formula="of:=SUM([.I29:.I31])" office:value-type="float" office:value="8">
            <text:p>8</text:p>
          </table:table-cell>
          <table:table-cell table:style-name="ce1" table:formula="of:=SUM([.J29:.J31])" office:value-type="float" office:value="67.788">
            <text:p>67.788</text:p>
          </table:table-cell>
          <table:table-cell table:style-name="ce1" table:number-columns-repeated="1014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6" office:value-type="string" table:number-columns-spanned="3" table:number-rows-spanned="1">
            <text:p>testMergeWeightTransfer_TUsNoPIOnLU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1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3" office:value-type="string">
            <text:p>split off 20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3" office:value-type="string">
            <text:p>split source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3"/>
          <table:table-cell table:style-name="ce1"/>
          <table:table-cell table:style-name="ce9"/>
          <table:table-cell table:style-name="ce1" table:number-columns-repeated="1021"/>
        </table:table-row>
        <table:table-row table:style-name="ro1">
          <table:table-cell table:style-name="ce5" office:value-type="string">
            <text:p>merge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42]+[.C42]+[.D42]+[.I45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formula="of:=[.F42]/[.E42]" office:value-type="float" office:value="0.0933333333333333">
            <text:p>0.0933333333</text:p>
          </table:table-cell>
          <table:table-cell table:formula="of:=ROUND(([.D42]*[.G42]);3)" office:value-type="float" office:value="5.435">
            <text:p>5.435</text:p>
          </table:table-cell>
          <table:table-cell office:value-type="float" office:value="1">
            <text:p>1</text:p>
          </table:table-cell>
          <table:table-cell table:formula="of:=ROUND(([.H42]+[.I42]);3)" office:value-type="float" office:value="6.435">
            <text:p>6.435</text:p>
          </table:table-cell>
          <table:table-cell table:style-name="ce1" table:number-columns-repeated="1014"/>
        </table:table-row>
        <table:table-row table:style-name="ro1">
          <table:table-cell table:formula="of:=[.B43]+[.C43]+[.D43]+[.I45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F43]/[.E43]" office:value-type="float" office:value="0.8">
            <text:p>0.8</text:p>
          </table:table-cell>
          <table:table-cell table:formula="of:=ROUND(([.D43]*[.G43]);3)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ROUND(([.H43]+[.I43]);3)" office:value-type="float" office:value="52.588">
            <text:p>52.588</text:p>
          </table:table-cell>
          <table:table-cell table:style-name="ce1" table:number-columns-repeated="1014"/>
        </table:table-row>
        <table:table-row table:style-name="ro1">
          <table:table-cell table:formula="of:=[.B44]+[.C44]+[.D44]+[.I45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formula="of:=[.F44]/[.E44]" office:value-type="float" office:value="0.106666666666667">
            <text:p>0.1066666667</text:p>
          </table:table-cell>
          <table:table-cell table:formula="of:=ROUND(([.D44]*[.G44]);3)" office:value-type="float" office:value="6.212">
            <text:p>6.212</text:p>
          </table:table-cell>
          <table:table-cell office:value-type="float" office:value="1">
            <text:p>1</text:p>
          </table:table-cell>
          <table:table-cell table:formula="of:=ROUND(([.H44]+[.I44]);3)" office:value-type="float" office:value="7.212">
            <text:p>7.212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5"/>
          <table:table-cell table:style-name="ce1" table:formula="of:=SUM([.F42:.F44])" office:value-type="float" office:value="75">
            <text:p>75</text:p>
          </table:table-cell>
          <table:table-cell table:style-name="ce1"/>
          <table:table-cell table:style-name="ce1" table:formula="of:=SUM([.H42:.H44])" office:value-type="float" office:value="58.235">
            <text:p>58.235</text:p>
          </table:table-cell>
          <table:table-cell table:style-name="ce1" table:formula="of:=SUM([.I42:.I44])" office:value-type="float" office:value="8">
            <text:p>8</text:p>
          </table:table-cell>
          <table:table-cell table:style-name="ce1" table:formula="of:=SUM([.J42:.J44])" office:value-type="float" office:value="66.235">
            <text:p>66.235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6" office:value-type="string" table:number-columns-spanned="2" table:number-rows-spanned="1">
            <text:p>testMergeWeightTransfer_LUs</text:p>
          </table:table-cell>
          <table:covered-table-cell table:style-name="ce1"/>
          <table:table-cell table:style-name="ce1" table:number-columns-repeated="1022"/>
        </table:table-row>
        <table:table-row table:style-name="ro1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3" office:value-type="string">
            <text:p>split off 20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3" office:value-type="string">
            <text:p>split source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>
            <text:p>merge source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54]+[.C54]+[.D54]+[.I54]" office:value-type="float" office:value="33.765">
            <text:p>33.76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1]/2);3)" office:value-type="float" office:value="7.765">
            <text:p>7.765</text:p>
          </table:table-cell>
          <table:table-cell table:number-columns-repeated="2" office:value-type="float" office:value="20">
            <text:p>20</text:p>
          </table:table-cell>
          <table:table-cell table:formula="of:=[.F54]/[.E54]" office:value-type="float" office:value="1">
            <text:p>1</text:p>
          </table:table-cell>
          <table:table-cell table:formula="of:=ROUND(([.D54]*[.G54]);3)" office:value-type="float" office:value="7.765">
            <text:p>7.765</text:p>
          </table:table-cell>
          <table:table-cell office:value-type="float" office:value="1">
            <text:p>1</text:p>
          </table:table-cell>
          <table:table-cell table:formula="of:=ROUND(([.H54]+[.I54]);3)" office:value-type="float" office:value="8.765">
            <text:p>8.765</text:p>
          </table:table-cell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5" office:value-type="string">
            <text:p>merge dest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59]+[.C59]+[.D59]+[.I103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F58]/[.E58]" office:value-type="float" office:value="0.8">
            <text:p>0.8</text:p>
          </table:table-cell>
          <table:table-cell table:formula="of:=ROUND(([.D58]*[.G58]);3)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ROUND(([.H58]+[.I58]);3)" office:value-type="float" office:value="52.588">
            <text:p>52.588</text:p>
          </table:table-cell>
          <table:table-cell table:style-name="ce1" table:number-columns-repeated="1014"/>
        </table:table-row>
        <table:table-row table:style-name="ro1">
          <table:table-cell table:formula="of:=[.B59]+[.C59]+[.D59]+[.I103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formula="of:=[.F59]/[.E59]" office:value-type="float" office:value="0.0666666666666667">
            <text:p>0.0666666667</text:p>
          </table:table-cell>
          <table:table-cell table:formula="of:=ROUND(([.D59]*[.G59])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ROUND(([.H59]+[.I59]);3)" office:value-type="float" office:value="4.882">
            <text:p>4.882</text:p>
          </table:table-cell>
          <table:table-cell table:style-name="ce1" table:number-columns-repeated="1014"/>
        </table:table-row>
        <table:table-row table:style-name="ro1">
          <table:table-cell table:formula="of:=[.B60]+[.C60]+[.D60]+[.I103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F60]/[.E60]" office:value-type="float" office:value="0.133333333333333">
            <text:p>0.1333333333</text:p>
          </table:table-cell>
          <table:table-cell table:formula="of:=ROUND(([.D60]*[.G60]);3)" office:value-type="float" office:value="7.765">
            <text:p>7.765</text:p>
          </table:table-cell>
          <table:table-cell office:value-type="float" office:value="1">
            <text:p>1</text:p>
          </table:table-cell>
          <table:table-cell table:formula="of:=ROUND(([.H60]+[.I60]);3)" office:value-type="float" office:value="8.765">
            <text:p>8.765</text:p>
          </table:table-cell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6" office:value-type="string" table:number-columns-spanned="3" table:number-rows-spanned="1">
            <text:p>testMergeFullWeightTransfer_TUsOnAnotherLU</text:p>
          </table:table-cell>
          <table:covered-table-cell table:number-columns-repeated="2"/>
          <table:table-cell table:number-columns-repeated="7"/>
          <table:table-cell table:style-name="ce1" table:number-columns-repeated="1014"/>
        </table:table-row>
        <table:table-row table:style-name="ro1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3" office:value-type="string">
            <text:p>split off 20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3" office:value-type="string">
            <text:p>split source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office:value-type="string">
            <text:p>calculation wise, this test is just a mix&amp;match of previous tests.</text:p>
          </table:table-cell>
          <table:table-cell table:number-columns-repeated="9"/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6" office:value-type="string" table:number-columns-spanned="3" table:number-rows-spanned="1">
            <text:p>testMergeFullWeightTransfer_TUsOnSameLU</text:p>
          </table:table-cell>
          <table:covered-table-cell table:number-columns-repeated="2"/>
          <table:table-cell table:number-columns-repeated="7"/>
          <table:table-cell table:style-name="ce1" table:number-columns-repeated="1014"/>
        </table:table-row>
        <table:table-row table:style-name="ro1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3"/>
          <table:table-cell table:style-name="ce1"/>
          <table:table-cell table:style-name="ce9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 office:value-type="string">
            <text:p>calculation wise, this test is just a mix&amp;match of previous tests.</text:p>
          </table:table-cell>
          <table:table-cell table:style-name="ce1"/>
          <table:table-cell table:style-name="ce9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/>
          <table:table-cell table:style-name="ce1"/>
          <table:table-cell table:style-name="ce9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6" office:value-type="string" table:number-columns-spanned="4" table:number-rows-spanned="1">
            <text:p>testMergeFullWeightTransfer_TUsOnSameLUWithSplitBefore</text:p>
          </table:table-cell>
          <table:covered-table-cell table:style-name="ce1"/>
          <table:covered-table-cell table:style-name="ce9"/>
          <table:covered-table-cell table:style-name="ce1"/>
          <table:table-cell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/>
          <table:table-cell table:style-name="ce1"/>
          <table:table-cell table:style-name="ce9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3" office:value-type="string">
            <text:p>split off 10</text:p>
          </table:table-cell>
          <table:table-cell table:number-columns-repeated="9"/>
          <table:table-cell table:style-name="ce1" table:number-columns-repeated="1014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6"/>
          <table:table-cell table:style-name="ce1"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style-name="ce3" table:formula="of:=[.C79]/[.B79]*[.A79]" office:value-type="float" office:value="7.76470588235294">
            <text:p>7.7647058824</text:p>
          </table:table-cell>
          <table:table-cell office:value-type="string">
            <text:p>dest</text:p>
          </table:table-cell>
          <table:table-cell table:number-columns-repeated="5"/>
          <table:table-cell table:style-name="ce1"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table:style-name="ce3" table:formula="of:=[.C80]/[.B80]*[.A80]" office:value-type="float" office:value="58.2352941176471">
            <text:p>58.2352941176</text:p>
          </table:table-cell>
          <table:table-cell office:value-type="string">
            <text:p>source</text:p>
          </table:table-cell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79:.C80])" office:value-type="float" office:value="85">
            <text:p>85</text:p>
          </table:table-cell>
          <table:table-cell table:style-name="ce1" table:formula="of:=SUM([.D79:.D80])" office:value-type="float" office:value="66">
            <text:p>66</text:p>
          </table:table-cell>
          <table:table-cell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1" table:number-columns-repeated="5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3" office:value-type="string">
            <text:p>split source</text:p>
          </table:table-cell>
          <table:table-cell table:number-columns-repeated="9"/>
          <table:table-cell table:style-name="ce1" table:number-columns-repeated="1014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85]+[.C85]+[.D85]+[.I87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[.D80]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formula="of:=[.F85]/[.E85]" office:value-type="float" office:value="0.0666666666666667">
            <text:p>0.0666666667</text:p>
          </table:table-cell>
          <table:table-cell table:formula="of:=ROUND(([.D85]*[.G85])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85]+[.I85]" office:value-type="float" office:value="4.882">
            <text:p>4.882</text:p>
          </table:table-cell>
          <table:table-cell table:style-name="ce1" table:number-columns-repeated="1014"/>
        </table:table-row>
        <table:table-row table:style-name="ro1">
          <table:table-cell table:formula="of:=[.B86]+[.C86]+[.D86]+[.I87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[.D80]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formula="of:=[.F86]/[.E86]" office:value-type="float" office:value="0.933333333333333">
            <text:p>0.9333333333</text:p>
          </table:table-cell>
          <table:table-cell table:formula="of:=ROUND(([.D86]*[.G86]);3)" office:value-type="float" office:value="54.353">
            <text:p>54.353</text:p>
          </table:table-cell>
          <table:table-cell office:value-type="float" office:value="7">
            <text:p>7</text:p>
          </table:table-cell>
          <table:table-cell table:formula="of:=[.H86]+[.I86]" office:value-type="float" office:value="61.353">
            <text:p>61.353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table:formula="of:=SUM([.F85:.F86])" office:value-type="float" office:value="75">
            <text:p>75</text:p>
          </table:table-cell>
          <table:table-cell/>
          <table:table-cell table:formula="of:=SUM([.H85:.H86])" office:value-type="float" office:value="58.235">
            <text:p>58.235</text:p>
          </table:table-cell>
          <table:table-cell table:formula="of:=SUM([.I85:.I86])" office:value-type="float" office:value="8">
            <text:p>8</text:p>
          </table:table-cell>
          <table:table-cell table:formula="of:=SUM([.J85:.J86])" office:value-type="float" office:value="66.235">
            <text:p>66.235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calculation wise, this test is just a mix&amp;match of previous tests.</text:p>
          </table:table-cell>
          <table:table-cell table:style-name="ce1"/>
          <table:table-cell table:style-name="ce9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7" office:value-type="string" table:number-columns-spanned="3" table:number-rows-spanned="1">
            <text:p>testMergeFullWeightTransfer_TUsNoPIOnLU</text:p>
          </table:table-cell>
          <table:covered-table-cell table:number-columns-repeated="2" table:style-name="Default"/>
          <table:table-cell table:style-name="Default" table:number-columns-repeated="7"/>
          <table:table-cell table:style-name="ce1" table:number-columns-repeated="1014"/>
        </table:table-row>
        <table:table-row table:style-name="ro2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Default" table:number-columns-repeated="5"/>
          <table:table-cell table:style-name="ce1" table:number-columns-repeated="1014"/>
        </table:table-row>
        <table:table-row table:style-name="ro1">
          <table:table-cell table:style-name="Default" table:number-columns-repeated="10"/>
          <table:table-cell table:style-name="ce1" table:number-columns-repeated="1014"/>
        </table:table-row>
        <table:table-row table:style-name="ro2">
          <table:table-cell table:style-name="ce3" office:value-type="string">
            <text:p>split off 2x5</text:p>
          </table:table-cell>
          <table:table-cell table:number-columns-repeated="4"/>
          <table:table-cell table:style-name="Default" table:number-columns-repeated="5"/>
          <table:table-cell table:style-name="ce1" table:number-columns-repeated="1014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/>
          <table:table-cell table:style-name="Default" table:number-columns-repeated="5"/>
          <table:table-cell table:style-name="ce1" table:number-columns-repeated="101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style-name="ce3" table:formula="of:=[.C95]/[.B95]*[.A95]" office:value-type="float" office:value="7.76470588235294">
            <text:p>7.7647058824</text:p>
          </table:table-cell>
          <table:table-cell office:value-type="string">
            <text:p>dest</text:p>
          </table:table-cell>
          <table:table-cell table:style-name="Default" table:number-columns-repeated="5"/>
          <table:table-cell table:style-name="ce1" table:number-columns-repeated="101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table:style-name="ce3" table:formula="of:=[.C96]/[.B96]*[.A96]" office:value-type="float" office:value="58.2352941176471">
            <text:p>58.2352941176</text:p>
          </table:table-cell>
          <table:table-cell office:value-type="string">
            <text:p>source</text:p>
          </table:table-cell>
          <table:table-cell table:style-name="Default" table:number-columns-repeated="5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95:.C96])" office:value-type="float" office:value="85">
            <text:p>85</text:p>
          </table:table-cell>
          <table:table-cell table:style-name="ce1" table:formula="of:=SUM([.D95:.D96])" office:value-type="float" office:value="66">
            <text:p>66</text:p>
          </table:table-cell>
          <table:table-cell table:style-name="ce1"/>
          <table:table-cell table:style-name="Default" table:number-columns-repeated="5"/>
          <table:table-cell table:style-name="ce1" table:number-columns-repeated="1014"/>
        </table:table-row>
        <table:table-row table:style-name="ro2">
          <table:table-cell table:style-name="ce5" office:value-type="string">
            <text:p>merge back 1x5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101]+[.C101]+[.D101]+[.I145]" office:value-type="float" office:value="87.118">
            <text:p>87.1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96]+([.D$95]/2));3)" office:value-type="float" office:value="62.118">
            <text:p>62.118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F100]/[.E100]" office:value-type="float" office:value="0.8">
            <text:p>0.8</text:p>
          </table:table-cell>
          <table:table-cell table:formula="of:=ROUND(([.D100]*[.G100]);3)" office:value-type="float" office:value="49.694">
            <text:p>49.694</text:p>
          </table:table-cell>
          <table:table-cell office:value-type="float" office:value="6">
            <text:p>6</text:p>
          </table:table-cell>
          <table:table-cell table:formula="of:=ROUND(([.H100]+[.I100]);3)" office:value-type="float" office:value="55.694">
            <text:p>55.694</text:p>
          </table:table-cell>
          <table:table-cell table:style-name="ce1" table:number-columns-repeated="1014"/>
        </table:table-row>
        <table:table-row table:style-name="ro1">
          <table:table-cell table:formula="of:=[.B101]+[.C101]+[.D101]+[.I145]" office:value-type="float" office:value="87.118">
            <text:p>87.1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96]+([.D$95]/2));3)" office:value-type="float" office:value="62.118">
            <text:p>62.118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formula="of:=[.F101]/[.E101]" office:value-type="float" office:value="0.0666666666666667">
            <text:p>0.0666666667</text:p>
          </table:table-cell>
          <table:table-cell table:formula="of:=ROUND(([.D101]*[.G101]);3)" office:value-type="float" office:value="4.141">
            <text:p>4.141</text:p>
          </table:table-cell>
          <table:table-cell office:value-type="float" office:value="1">
            <text:p>1</text:p>
          </table:table-cell>
          <table:table-cell table:formula="of:=ROUND(([.H101]+[.I101]);3)" office:value-type="float" office:value="5.141">
            <text:p>5.141</text:p>
          </table:table-cell>
          <table:table-cell table:style-name="ce1" table:number-columns-repeated="1014"/>
        </table:table-row>
        <table:table-row table:style-name="ro1">
          <table:table-cell table:formula="of:=[.B102]+[.C102]+[.D102]+[.I145]" office:value-type="float" office:value="87.118">
            <text:p>87.1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96]+([.D$95]/2));3)" office:value-type="float" office:value="62.118">
            <text:p>62.118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F102]/[.E102]" office:value-type="float" office:value="0.133333333333333">
            <text:p>0.1333333333</text:p>
          </table:table-cell>
          <table:table-cell table:formula="of:=ROUND(([.D102]*[.G102]);3)" office:value-type="float" office:value="8.282">
            <text:p>8.282</text:p>
          </table:table-cell>
          <table:table-cell office:value-type="float" office:value="1">
            <text:p>1</text:p>
          </table:table-cell>
          <table:table-cell table:formula="of:=ROUND(([.H102]+[.I102]);3)" office:value-type="float" office:value="9.282">
            <text:p>9.282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formula="of:=SUM([.I58:.I60])" office:value-type="float" office:value="8">
            <text:p>8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style-name="Default" table:number-columns-repeated="11"/>
          <table:table-cell table:style-name="ce1" table:number-columns-repeated="1013"/>
        </table:table-row>
        <table:table-row table:style-name="ro1">
          <table:table-cell table:style-name="ce8" table:number-columns-repeated="11"/>
          <table:table-cell table:style-name="ce1" table:number-columns-repeated="1013"/>
        </table:table-row>
        <table:table-row table:style-name="ro1">
          <table:table-cell table:style-name="ce8" table:number-columns-repeated="11"/>
          <table:table-cell table:style-name="ce5" table:number-columns-repeated="1013"/>
        </table:table-row>
        <table:table-row table:style-name="ro1" table:number-rows-repeated="36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8"/>
          <table:table-cell table:style-name="Default"/>
          <table:table-cell table:style-name="Default" table:number-columns-repeated="2"/>
          <table:table-cell table:number-columns-repeated="1013"/>
        </table:table-row>
        <table:table-row table:style-name="ro1" table:number-rows-repeated="91">
          <table:table-cell table:style-name="Default" table:number-columns-repeated="11"/>
          <table:table-cell table:number-columns-repeated="101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.01.2017</text:date>, <text:time>14:25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1-27T14:25:04.60</dc:date>
    <meta:editing-duration>PT5H46M54S</meta:editing-duration>
    <meta:editing-cycles>14</meta:editing-cycles>
    <meta:generator>OpenOffice.org/3.4.1$Win32 OpenOffice.org_project/341m1$Build-9593</meta:generator>
    <meta:document-statistic meta:table-count="1" meta:cell-count="440" meta:object-count="0"/>
  </office:meta>
</office:document-meta>
</file>